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Calibri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/>
    </style:style>
    <style:style style:name="P3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  <style:text-properties fo:color="#000000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color="#000000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00"/>
    </style:style>
    <style:style style:name="P8" style:family="paragraph" style:parent-style-name="Standard">
      <style:paragraph-properties fo:text-align="justify" style:justify-single-word="false"/>
      <style:text-properties fo:color="#000000" style:font-name="Calibri"/>
    </style:style>
    <style:style style:name="P9" style:family="paragraph" style:parent-style-name="Standard">
      <style:paragraph-properties fo:text-align="justify" style:justify-single-word="false"/>
      <style:text-properties fo:color="#000000" style:font-name="Calibri" fo:font-size="12pt" fo:font-style="normal" style:text-underline-style="none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Calibr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7">
      <style:paragraph-properties fo:text-align="justify" style:justify-single-word="false"/>
      <style:text-properties fo:color="#000000" style:font-name="Calibr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Calibri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L16">
      <style:paragraph-properties fo:text-align="justify" style:justify-single-word="false"/>
      <style:text-properties fo:color="#000000" style:font-name="Calibri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Calibri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16" style:family="paragraph" style:parent-style-name="Standard" style:list-style-name="L11">
      <style:paragraph-properties fo:text-align="justify" style:justify-single-word="false"/>
      <style:text-properties fo:color="#000000" style:font-name="Calibri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7" style:family="paragraph" style:parent-style-name="Standard" style:list-style-name="L13">
      <style:paragraph-properties fo:text-align="justify" style:justify-single-word="false"/>
      <style:text-properties fo:color="#000000" style:font-name="Calibri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 style:list-style-name="L12">
      <style:paragraph-properties fo:text-align="justify" style:justify-single-word="false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list-style-name="L14">
      <style:paragraph-properties fo:text-align="justify" style:justify-single-word="false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 style:list-style-name="L16">
      <style:paragraph-properties fo:text-align="justify" style:justify-single-word="false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 style:list-style-name="L18">
      <style:paragraph-properties fo:text-align="justify" style:justify-single-word="false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 style:list-style-name="L15">
      <style:paragraph-properties fo:text-align="justify" style:justify-single-word="false"/>
      <style:text-properties fo:color="#000000" style:font-name="Calibri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 style:list-style-name="L18">
      <style:paragraph-properties fo:text-align="justify" style:justify-single-word="false"/>
      <style:text-properties fo:color="#000000" style:font-name="Calibri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Calibri" fo:font-size="2pt" style:text-underline-style="none" fo:font-weight="normal" style:font-size-asian="2pt" style:font-weight-asian="normal" style:font-size-complex="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Calibri" fo:font-weight="bold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 style:list-style-name="L15">
      <style:paragraph-properties fo:margin-left="0.053cm" fo:margin-right="0cm" fo:text-align="justify" style:justify-single-word="false" fo:text-indent="-0.635cm" style:auto-text-indent="false">
        <style:tab-stops/>
      </style:paragraph-properties>
      <style:text-properties fo:color="#000000" style:font-name="Calibri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16">
      <style:paragraph-properties fo:margin-left="-0.026cm" fo:margin-right="0cm" fo:text-align="justify" style:justify-single-word="false" fo:text-indent="-0.053cm" style:auto-text-indent="false">
        <style:tab-stops/>
      </style:paragraph-properties>
      <style:text-properties fo:color="#000000" style:font-name="Calibri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 style:list-style-name="L17">
      <style:paragraph-properties fo:margin-left="0cm" fo:margin-right="0cm" fo:text-align="justify" style:justify-single-word="false" fo:text-indent="-0.026cm" style:auto-text-indent="false">
        <style:tab-stops/>
      </style:paragraph-properties>
      <style:text-properties fo:color="#000000" style:font-name="Calibri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margin-left="0cm" fo:margin-right="-0.026cm" fo:text-align="justify" style:justify-single-word="false" fo:text-indent="0cm" style:auto-text-indent="false"/>
      <style:text-properties fo:color="#000000" style:font-name="Calibri"/>
    </style:style>
    <style:style style:name="P32" style:family="paragraph" style:parent-style-name="Standard">
      <style:paragraph-properties fo:margin-left="0cm" fo:margin-right="-0.026cm" fo:text-align="justify" style:justify-single-word="false" fo:text-indent="0cm" style:auto-text-indent="false"/>
      <style:text-properties fo:color="#000000" style:font-name="Calibri" fo:font-weight="bold" style:font-weight-asian="bold" style:font-weight-complex="bold"/>
    </style:style>
    <style:style style:name="P33" style:family="paragraph" style:parent-style-name="Standard">
      <style:paragraph-properties fo:margin-left="0cm" fo:margin-right="-0.026cm" fo:text-align="justify" style:justify-single-word="false" fo:text-indent="0cm" style:auto-text-indent="false"/>
      <style:text-properties fo:color="#000000" style:font-name="Calibri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margin-left="0cm" fo:margin-right="-0.026cm" fo:text-align="justify" style:justify-single-word="false" fo:text-indent="0cm" style:auto-text-indent="false"/>
      <style:text-properties fo:color="#000000" style:font-name="Calibri" fo:font-weight="normal" style:font-weight-asian="normal" style:font-weight-complex="normal"/>
    </style:style>
    <style:style style:name="P35" style:family="paragraph" style:parent-style-name="Standard">
      <style:paragraph-properties fo:margin-left="0cm" fo:margin-right="0.095cm" fo:text-align="justify" style:justify-single-word="false" fo:text-indent="0cm" style:auto-text-indent="false"/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/>
    </style:style>
    <style:style style:name="P37" style:family="paragraph" style:parent-style-name="Table_20_Contents">
      <style:paragraph-properties fo:text-align="justify" style:justify-single-word="false"/>
    </style:style>
    <style:style style:name="P38" style:family="paragraph" style:parent-style-name="Table_20_Contents">
      <style:paragraph-properties fo:text-align="justify" style:justify-single-word="false"/>
      <style:text-properties fo:color="#ff0000"/>
    </style:style>
    <style:style style:name="P39" style:family="paragraph" style:parent-style-name="Table_20_Contents">
      <style:paragraph-properties fo:text-align="justify" style:justify-single-word="false"/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Zeichenformat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Zeichenformat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)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Zeichenformat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)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TE-RENDU</text:p>
      <text:p text:style-name="P3">De la réunion de Conseil Municipal</text:p>
      <text:p text:style-name="P3">Du 10 novembre 2009</text:p>
      <text:p text:style-name="P3"/>
      <text:p text:style-name="P3"/>
      <text:p text:style-name="P4">~~~~~~~~~~~~~~~</text:p>
      <text:p text:style-name="P4"/>
      <text:p text:style-name="P4"/>
      <text:p text:style-name="P4"/>
      <text:p text:style-name="P2">Le Conseil Municipal, réuni sous la présidence de Monsieur Jean-Luc PADIOLLEAU, maire :</text:p>
      <text:p text:style-name="P2"/>
      <text:p text:style-name="P2"/>
      <text:list xml:id="list29208663" text:style-name="L1">
        <text:list-item>
          <text:p text:style-name="P7">a décidé d'autoriser la modification des statuts de la CC2R</text:p>
        </text:list-item>
        <text:list-item>
          <text:p text:style-name="P7">a décidé d'autoriser le remboursement de la somme de 19,79 € à un locataire d'un logement de la commune</text:p>
        </text:list-item>
        <text:list-item>
          <text:p text:style-name="P7">a décidé d'autoriser la vente du camion DAF</text:p>
        </text:list-item>
        <text:list-item>
          <text:p text:style-name="P7">a décidé d'autoriser la décision modificative concernant le budget Assainissement</text:p>
        </text:list-item>
        <text:list-item>
          <text:p text:style-name="P7">a décidé d'autoriser la décision modificative concernant le budget de la Commune</text:p>
        </text:list-item>
        <text:list-item>
          <text:p text:style-name="P7">a décidé d'autoriser la décision modificative concernant le budget Lotissement </text:p>
        </text:list-item>
        <text:list-item>
          <text:p text:style-name="P7">a décidé d'autoriser de clôturer le budget Lotissement</text:p>
        </text:list-item>
        <text:list-item>
          <text:p text:style-name="P7">a décidé d'autoriser le projet de cession des logements au dessus de l'école à Touraine Logement </text:p>
        </text:list-item>
      </text:list>
      <text:p text:style-name="P2"/>
      <text:p text:style-name="P2"/>
      <text:p text:style-name="P36"/>
      <text:p text:style-name="P2"/>
      <text:p text:style-name="P2">La prochaine réunion de Conseil est fixée au mardi 15 décembre , à 18h30, salle de la Mairie.</text:p>
      <text:p text:style-name="P2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4">Affiché le 12 novembre <text:s/>2009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sabelle Derouet</meta:initial-creator>
    <meta:creation-date>2009-10-29T18:33:03.62</meta:creation-date>
    <meta:printed-by>Isabelle Derouet</meta:printed-by>
    <meta:print-date>2009-11-30T11:23:41.95</meta:print-date>
    <dc:date>2009-11-30T11:34:16.04</dc:date>
    <dc:creator>Isabelle Derouet</dc:creator>
    <meta:editing-duration>PT02H42M39S</meta:editing-duration>
    <meta:editing-cycles>5</meta:editing-cycles>
    <meta:generator>OpenOffice.org/3.0$Win32 OpenOffice.org_project/300m9$Build-9358</meta:generator>
    <meta:document-statistic meta:table-count="0" meta:image-count="0" meta:object-count="0" meta:page-count="1" meta:paragraph-count="15" meta:word-count="149" meta:character-count="892"/>
    <meta:user-defined meta:name="Info 1"/>
    <meta:user-defined meta:name="Info 2"/>
    <meta:user-defined meta:name="Info 3"/>
    <meta:user-defined meta:name="Info 4"/>
  </office:meta>
</office:document-meta>
</file>